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8pt" style:font-size-asian="18pt" style:font-size-complex="18pt"/>
    </style:style>
    <style:style style:name="P3" style:family="paragraph" style:parent-style-name="Standard" style:list-style-name="L1">
      <style:text-properties fo:font-size="18pt" style:font-size-asian="18pt" style:font-size-complex="18pt"/>
    </style:style>
    <style:style style:name="P4" style:family="paragraph" style:parent-style-name="Standard">
      <style:text-properties fo:font-size="18pt" style:text-underline-style="solid" style:text-underline-width="auto" style:text-underline-color="font-color" style:font-size-asian="18pt" style:font-size-complex="18pt"/>
    </style:style>
    <style:style style:name="P5" style:family="paragraph" style:parent-style-name="Standard">
      <style:text-properties fo:font-size="12pt" style:font-size-asian="12pt" style:font-size-complex="12pt"/>
    </style:style>
    <style:style style:name="P6" style:family="paragraph" style:parent-style-name="Standard" style:list-style-name="L3">
      <style:text-properties fo:font-size="12pt" style:font-size-asian="12pt" style:font-size-complex="12pt"/>
    </style:style>
    <style:style style:name="P7" style:family="paragraph" style:parent-style-name="Standard">
      <style:text-properties fo:font-size="12pt" fo:font-style="italic" style:font-size-asian="12pt" style:font-style-asian="italic" style:font-size-complex="12pt" style:font-style-complex="italic"/>
    </style:style>
    <style:style style:name="P8" style:family="paragraph" style:parent-style-name="Standard" style:list-style-name="L3">
      <style:text-properties fo:font-size="12pt" fo:font-style="italic" style:font-size-asian="12pt" style:font-style-asian="italic" style:font-size-complex="12pt" style:font-style-complex="italic"/>
    </style:style>
    <style:style style:name="P9" style:family="paragraph" style:parent-style-name="Standard" style:list-style-name="L3">
      <style:text-properties fo:font-size="12pt" fo:font-style="normal" style:font-size-asian="12pt" style:font-style-asian="normal" style:font-size-complex="12pt" style:font-style-complex="normal"/>
    </style:style>
    <style:style style:name="P10" style:family="paragraph" style:parent-style-name="Standard">
      <style:text-properties fo:font-size="16pt" style:font-size-asian="16pt" style:font-size-complex="16pt"/>
    </style:style>
    <style:style style:name="P11" style:family="paragraph" style:parent-style-name="Standard" style:list-style-name="L2">
      <style:text-properties fo:font-size="16pt" style:font-size-asian="16pt" style:font-size-complex="16pt"/>
    </style:style>
    <style:style style:name="P12" style:family="paragraph" style:parent-style-name="Standard" style:list-style-name="L4">
      <style:text-properties fo:font-size="16pt" style:font-size-asian="16pt" style:font-size-complex="16pt"/>
    </style:style>
    <style:style style:name="P13" style:family="paragraph" style:parent-style-name="Standard" style:list-style-name="L5">
      <style:text-properties fo:font-size="16pt" style:font-size-asian="16pt" style:font-size-complex="16pt"/>
    </style:style>
    <style:style style:name="P14" style:family="paragraph" style:parent-style-name="Standard" style:list-style-name="L4">
      <style:text-properties fo:font-size="16pt" fo:font-style="italic" style:font-size-asian="16pt" style:font-style-asian="italic" style:font-size-complex="16pt" style:font-style-complex="italic"/>
    </style:style>
    <style:style style:name="P15" style:family="paragraph" style:parent-style-name="Standard">
      <style:text-properties fo:font-size="16pt" style:text-underline-style="solid" style:text-underline-width="auto" style:text-underline-color="font-color" style:font-size-asian="16pt" style:font-size-complex="16pt"/>
    </style:style>
    <style:style style:name="P16" style:family="paragraph" style:parent-style-name="Standard">
      <style:text-properties fo:font-size="16pt" style:text-underline-style="none" style:font-size-asian="16pt" style:font-size-complex="16pt"/>
    </style:style>
    <style:style style:name="P17" style:family="paragraph" style:list-style-name="L5"/>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hapter 1 Introduction</text:p>
      <text:p text:style-name="P2"/>
      <text:list xml:id="list8015768048233490403" text:style-name="L1">
        <text:list-item>
          <text:p text:style-name="P3">Installing and first steps</text:p>
        </text:list-item>
      </text:list>
      <text:p text:style-name="P2"><text:tab/></text:p>
      <text:p text:style-name="P5"><text:tab/>To install unity type in google unity download archive. Then download the version you want to install. Version 4 uses monodevelop as IDE. Version 5 uses Visual Studio!</text:p>
      <text:p text:style-name="P5"/>
      <text:p text:style-name="P5"><text:tab/>After installation click the Unity icon if you created it in desktop else find it. If you open unity it might open your last working project. You can create a new project from top right in unity environement or open a folder with the project.</text:p>
      <text:p text:style-name="P5"/>
      <text:p text:style-name="P2"><text:span text:style-name="T1"><text:tab/></text:span><text:span text:style-name="T2">The layout changes top right at the button right of the layers. To go to default</text:span><text:span text:style-name="T1"> just chnage it to default. To create a script right click in assets and then create a new C# script. The script created are located in Assets folder.</text:span></text:p>
      <text:p text:style-name="P5"/>
      <text:p text:style-name="P5"><text:tab/>For versions 4 double click will open MonoDevelop. You don't edit scripts <text:s/>in Unity directly you edit them in the IDE. To save something right up left in MonoDevelop Save or Save All and then you will see changes in unity also.</text:p>
      <text:p text:style-name="P5"/>
      <text:p text:style-name="P5"><text:tab/>To delete a script just right click and then Delete in Unity.</text:p>
      <text:p text:style-name="P5"/>
      <text:list xml:id="list5441034560156032697" text:style-name="L2">
        <text:list-item>
          <text:p text:style-name="P11">What you see in the editor</text:p>
        </text:list-item>
      </text:list>
      <text:p text:style-name="P1"/>
      <text:p text:style-name="P1"><text:tab/><text:span text:style-name="T1">Open file Unity_Editor.jpg to see what' s going on.</text:span></text:p>
      <text:list xml:id="list1967174285158434891" text:style-name="L3">
        <text:list-item>
          <text:p text:style-name="P6">1. Unity, scene name, name of game, web player means it runs as Web Player </text:p>
        </text:list-item>
        <text:list-item>
          <text:p text:style-name="P6">2. To play the scene or the game press Play pause to pause and pay again to stop it</text:p>
        </text:list-item>
        <text:list-item>
          <text:p text:style-name="P6">3. The game runs at Game pane/Window as you see</text:p>
        </text:list-item>
        <text:list-item>
          <text:p text:style-name="P6">4. To maximize screen when you press play</text:p>
        </text:list-item>
        <text:list-item>
          <text:p text:style-name="P6">5. The difference between these two is the one is that you see the objects you have in the scene and the Game tab is how it looks when you play it</text:p>
        </text:list-item>
        <text:list-item>
          <text:p text:style-name="P8">Paymode tint Note: When we press the play button the screen becomes a little grey which means changes we make in the game are not persistent. They are not going to be saved. </text:p>
        </text:list-item>
        <text:list-item>
          <text:p text:style-name="P9">Change play mode tint color : Go to Edit -&gt; Preferences -&gt; Colors -&gt; Playmode Tint</text:p>
        </text:list-item>
        <text:list-item>
          <text:p text:style-name="P9">To create a new project go to : <text:s/>File -&gt; New Project</text:p>
        </text:list-item>
        <text:list-item>
          <text:p text:style-name="P9">You must select where you want to be created and if it's gonna be 2D or 3D</text:p>
        </text:list-item>
        <text:list-item>
          <text:p text:style-name="P9">To create an scene as shown in first_scene.jpg Go to top right and see the options you have like New Scene, Open Scene, Save Scene, Save as Scene</text:p>
        </text:list-item>
        <text:list-item>
          <text:p text:style-name="P8">Note: To move a pane/window in the editor just click on it and drag and drop it around and place it where you want </text:p>
        </text:list-item>
        <text:list-item>
          <text:p text:style-name="P9">6. These icons let you do different things when you are on a scene (shortcuts q,w,e,r,t)</text:p>
        </text:list-item>
        <text:list-item>
          <text:p text:style-name="P9">First mode moves the entire area/scene</text:p>
        </text:list-item>
        <text:list-item>
          <text:p text:style-name="P9">Second mode lets you move obejcts around</text:p>
        </text:list-item>
        <text:list-item>
          <text:p text:style-name="P9">Third mode rotates</text:p>
        </text:list-item>
        <text:list-item>
          <text:p text:style-name="P9">Forth mode scales</text:p>
        </text:list-item>
        <text:list-item>
          <text:p text:style-name="P9">Fifth mode for UI elements the user interface</text:p>
        </text:list-item>
      </text:list>
      <text:p text:style-name="P7"/>
      <text:p text:style-name="P5"/>
      <text:p text:style-name="P15"><text:soft-page-break/>Chapter 2 Saving and Closing</text:p>
      <text:p text:style-name="P1"/>
      <text:list xml:id="list8118365392091104469" text:style-name="L4">
        <text:list-item>
          <text:p text:style-name="P12"><text:span text:style-name="T1">To create a script right click in assets and the Create-&gt; C# Script as shown in monodevelop_ide.jpg</text:span></text:p>
        </text:list-item>
        <text:list-item>
          <text:p text:style-name="P12"><text:span text:style-name="T1">It has been created in our folder and you can check by right clicking on it Show in Explorer(Windows)</text:span></text:p>
        </text:list-item>
        <text:list-item>
          <text:p text:style-name="P12"><text:span text:style-name="T1">Then double click on it and MonoDevelop IDE will open</text:span></text:p>
        </text:list-item>
        <text:list-item>
          <text:p text:style-name="P12"><text:span text:style-name="T1">For the options Go to : Tools -&gt; Options</text:span></text:p>
        </text:list-item>
        <text:list-item>
          <text:p text:style-name="P12"><text:span text:style-name="T1">Then find behavior and set Indentation Mode to Automatic rather than Smart</text:span></text:p>
        </text:list-item>
        <text:list-item>
          <text:p text:style-name="P12"><text:span text:style-name="T1">You can see that lines are numbered in our editor</text:span></text:p>
        </text:list-item>
        <text:list-item>
          <text:p text:style-name="P12"><text:span text:style-name="T1">To indent or oudent a line Ctlr + Alt + End or <text:s/>Ctlr + Alt + Home</text:span></text:p>
        </text:list-item>
        <text:list-item>
          <text:p text:style-name="P12"><text:span text:style-name="T1">Alt <text:s/>+ <text:s/>right or left arrrow shifts between words</text:span></text:p>
        </text:list-item>
        <text:list-item>
          <text:p text:style-name="P12"><text:span text:style-name="T1">You can see all shortcuts in Tools -&gt; Options -&gt; KeyBindings</text:span></text:p>
        </text:list-item>
        <text:list-item>
          <text:p text:style-name="P12"><text:span text:style-name="T1">As you see in monodevelop_saving_project.jpg if a project has a star or a x means it hasn't been saved. To save ctlr + s or left up in file save.</text:span></text:p>
        </text:list-item>
        <text:list-item>
          <text:p text:style-name="P14"><text:span text:style-name="T1">Note: To rename a scene in unity editor single click in the scene's name. To save check unity_saves.jpg. It saves automatically when you exit unity.</text:span></text:p>
        </text:list-item>
        <text:list-item>
          <text:p text:style-name="P12"><text:span text:style-name="T1">After saving you can move your folder anywhere you want</text:span></text:p>
        </text:list-item>
      </text:list>
      <text:p text:style-name="P1"><text:span text:style-name="T1"/></text:p>
      <text:p text:style-name="P1"><text:span text:style-name="T1"/></text:p>
      <text:p text:style-name="P15">Chapter 3 Resources</text:p>
      <text:p text:style-name="P5">I will add more as i find them.</text:p>
      <text:p text:style-name="P1"><text:span text:style-name="T1"/></text:p>
      <text:p text:style-name="P15"><text:span text:style-name="T1">Unity manual</text:span></text:p>
      <text:p text:style-name="P1"><text:a xlink:type="simple" xlink:href="https://docs.unity3d.com/Manual/" text:style-name="Internet_20_link" text:visited-style-name="Visited_20_Internet_20_Link"><text:span text:style-name="T1">https://docs.unity3d.com/Manual/</text:span></text:a></text:p>
      <text:p text:style-name="P1"><text:span text:style-name="T1"/></text:p>
      <text:p text:style-name="P15"><text:span text:style-name="T1">Unity Scripting </text:span></text:p>
      <text:p text:style-name="P15"><text:a xlink:type="simple" xlink:href="https://docs.unity3d.com/ScriptReference/index.html" text:style-name="Internet_20_link" text:visited-style-name="Visited_20_Internet_20_Link"><text:span text:style-name="T1">https://docs.unity3d.com/ScriptReference/index.html</text:span></text:a></text:p>
      <text:p text:style-name="P15"><text:span text:style-name="T1"/></text:p>
      <text:p text:style-name="P15"><text:span text:style-name="T1"/></text:p>
      <text:p text:style-name="P15">Chapter 4 Number Wizard Game</text:p>
      <text:p text:style-name="P16"><text:span text:style-name="T1"/></text:p>
      <text:list xml:id="list1053534286514994362" text:style-name="L5">
        <text:list-item>
          <text:p text:style-name="P13"><text:span text:style-name="T1">Printing to the console check console.jpg</text:span></text:p>
        </text:list-item>
        <text:list-item>
          <text:p text:style-name="P13"><text:span text:style-name="T1">To delete the camera select the camera right click and the delete</text:span></text:p>
        </text:list-item>
        <text:list-item>
          <text:p text:style-name="P13"><text:span text:style-name="T1">To have a script run we need an empty Game Object to be attached to as you can see in add_component.jpg</text:span></text:p>
        </text:list-item>
        <text:list-item>
          <text:p text:style-name="P13"><text:span text:style-name="T1">To create a folder wirght click in assets -&gt; Create Folder and name it scripts so you can have scripts in it</text:span></text:p>
        </text:list-item>
        <text:list-item>
          <text:p text:style-name="P13"><text:span text:style-name="T1">The method </text:span><text:span text:style-name="T2">Start() </text:span><text:span text:style-name="T1">will be executed when the game starts. </text:span></text:p>
        </text:list-item>
        <text:list-item>
          <text:p text:style-name="P13"><text:span text:style-name="T1">To print something in the console you use the method print as you can see in the game and inside the parenthesis what you want to be printed</text:span></text:p>
        </text:list-item>
        <text:list-item>
          <text:p text:style-name="P13"><text:span text:style-name="T1">To get input from user u use the Input class.</text:span></text:p>
          <text:p>https://docs.unity3d.com/ScriptReference/Input.html</text:p>
        </text:list-item>
        <text:list-item>
          <text:p text:style-name="P13"><text:soft-page-break/><text:span text:style-name="T1">If you want to see what a keyword is ctrl + ' over the keyword</text:span></text:p>
        </text:list-item>
        <text:list-item>
          <text:p text:style-name="P13"><text:span text:style-name="T1">The </text:span><text:span text:style-name="T2">Update() </text:span><text:span text:style-name="T1">method runs every frame which depends on the game on how many frames we have 30,50,1000</text:span></text:p>
        </text:list-item>
        <text:list-item>
          <text:p text:style-name="P13"><text:span text:style-name="T1">You can see in the console menu that it has tab collapse. By that it counts the buttons pressed and not make create new lines</text:span></text:p>
        </text:list-item>
        <text:list-item>
          <text:p text:style-name="P13"><text:span text:style-name="T1">Check out how binary chop works in here </text:span><text:a xlink:type="simple" xlink:href="https://en.wikipedia.org/wiki/Binary_search_algorithm" text:style-name="Internet_20_link" text:visited-style-name="Visited_20_Internet_20_Link"><text:span text:style-name="T1">https://en.wikipedia.org/wiki/Binary_search_algorithm</text:span></text:a><text:span text:style-name="T1"> which is very important in computer science</text:span></text:p>
        </text:list-item>
      </text:list>
      <text:p text:style-name="P1"><text:span text:style-name="T1"/></text:p>
      <text:p text:style-name="P1"><text:span text:style-name="T1"/></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38M1S</meta:editing-duration>
    <meta:editing-cycles>63</meta:editing-cycles>
    <meta:generator>OpenOffice/4.1.4$Win32 OpenOffice.org_project/414m5$Build-9788</meta:generator>
    <dc:date>2017-12-16T16:00:09.64</dc:date>
    <dc:creator>George Tourtsinakis </dc:creator>
    <meta:document-statistic meta:table-count="0" meta:image-count="0" meta:object-count="0" meta:page-count="3" meta:paragraph-count="59" meta:word-count="883" meta:character-count="4572"/>
    <meta:user-defined meta:name="Info 1"/>
    <meta:user-defined meta:name="Info 2"/>
    <meta:user-defined meta:name="Info 3"/>
    <meta:user-defined meta:name="Info 4"/>
  </office:meta>
</office:document-meta>
</file>